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Odstavecseseznamem" style:family="paragraph"/>
    <style:style style:name="T3" style:parent-style-name="Standardnípísmoodstavce" style:family="text">
      <style:text-properties fo:font-weight="bold" style:font-weight-asian="bold"/>
    </style:style>
    <style:style style:name="T4" style:parent-style-name="Standardnípísmoodstavce" style:family="text">
      <style:text-properties fo:font-weight="bold" style:font-weight-asian="bold"/>
    </style:style>
    <style:style style:name="P5" style:parent-style-name="Odstavecseseznamem" style:family="paragraph"/>
    <style:style style:name="T6" style:parent-style-name="Standardnípísmoodstavce" style:family="text">
      <style:text-properties fo:font-weight="bold" style:font-weight-asian="bold"/>
    </style:style>
    <style:style style:name="P7" style:parent-style-name="Odstavecseseznamem" style:family="paragraph"/>
    <style:style style:name="T8" style:parent-style-name="Standardnípísmoodstavce" style:family="text">
      <style:text-properties fo:font-weight="bold" style:font-weight-asian="bold"/>
    </style:style>
    <style:style style:name="P9" style:parent-style-name="Odstavecseseznamem" style:family="paragraph"/>
    <style:style style:name="P10" style:parent-style-name="Odstavecseseznamem" style:family="paragraph"/>
    <style:style style:name="T11" style:parent-style-name="Standardnípísmoodstavce" style:family="text">
      <style:text-properties fo:font-weight="bold" style:font-weight-asian="bold"/>
    </style:style>
    <style:style style:name="P12" style:parent-style-name="Odstavecseseznamem" style:family="paragraph"/>
    <style:style style:name="T13" style:parent-style-name="Standardnípísmoodstavce" style:family="text">
      <style:text-properties fo:font-weight="bold" style:font-weight-asian="bold"/>
    </style:style>
    <style:style style:name="P14" style:parent-style-name="Odstavecseseznamem" style:family="paragraph"/>
    <style:style style:name="P15" style:parent-style-name="Odstavecseseznamem" style:family="paragraph"/>
    <style:style style:name="T16" style:parent-style-name="Standardnípísmoodstavce" style:family="text">
      <style:text-properties fo:font-weight="bold" style:font-weight-asian="bold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P19" style:parent-style-name="Odstavecseseznamem" style:family="paragraph"/>
    <style:style style:name="T20" style:parent-style-name="Standardnípísmoodstavce" style:family="text">
      <style:text-properties fo:font-weight="bold" style:font-weight-asian="bold"/>
    </style:style>
    <style:style style:name="P21" style:parent-style-name="Odstavecseseznamem" style:family="paragraph"/>
    <style:style style:name="P22" style:parent-style-name="Odstavecseseznamem" style:family="paragraph"/>
    <style:style style:name="T23" style:parent-style-name="Standardnípísmoodstavce" style:family="text">
      <style:text-properties fo:font-weight="bold" style:font-weight-asian="bold"/>
    </style:style>
    <style:style style:name="P24" style:parent-style-name="Odstavecseseznamem" style:family="paragraph"/>
    <style:style style:name="T25" style:parent-style-name="Standardnípísmoodstavce" style:family="text">
      <style:text-properties fo:font-weight="bold" style:font-weight-asian="bold"/>
    </style:style>
    <style:style style:name="P26" style:parent-style-name="Odstavecseseznamem" style:family="paragraph"/>
    <style:style style:name="T27" style:parent-style-name="Standardnípísmoodstavce" style:family="text">
      <style:text-properties fo:font-weight="bold" style:font-weight-asian="bold"/>
    </style:style>
    <style:style style:name="P28" style:parent-style-name="Normální" style:family="paragraph">
      <style:paragraph-properties fo:margin-bottom="0in" fo:line-height="115%"/>
      <style:text-properties style:font-name-asian="Times New Roman" style:font-name-complex="Calibri" fo:font-weight="bold" style:font-weight-asian="bold"/>
    </style:style>
    <style:style style:name="P29" style:parent-style-name="Normální" style:family="paragraph">
      <style:paragraph-properties fo:margin-bottom="0in" fo:line-height="115%"/>
      <style:text-properties style:font-name-asian="Times New Roman" style:font-name-complex="Calibri" fo:font-weight="bold" style:font-weight-asian="bold"/>
    </style:style>
    <style:style style:name="P30" style:parent-style-name="Normální" style:family="paragraph">
      <style:paragraph-properties fo:margin-bottom="0in" fo:line-height="115%"/>
      <style:text-properties style:font-name-asian="Times New Roman" style:font-name-complex="Calibri" fo:font-weight="bold" style:font-weight-asian="bold"/>
    </style:style>
    <style:style style:name="P31" style:parent-style-name="Nadpis2" style:family="paragraph">
      <style:text-properties style:font-name-asian="Times New Roman"/>
    </style:style>
    <style:style style:name="P32" style:parent-style-name="Normální" style:family="paragraph">
      <style:paragraph-properties fo:margin-bottom="0in" fo:line-height="115%"/>
      <style:text-properties style:font-name-asian="Times New Roman" style:font-name-complex="Calibri"/>
    </style:style>
    <style:style style:name="P33" style:parent-style-name="Normální" style:family="paragraph">
      <style:paragraph-properties fo:margin-bottom="0in" fo:line-height="115%"/>
    </style:style>
    <style:style style:name="T34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35" style:parent-style-name="Standardnípísmoodstavce" style:family="text">
      <style:text-properties style:font-name-asian="Times New Roman" style:font-name-complex="Calibri"/>
    </style:style>
    <style:style style:name="T36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P37" style:parent-style-name="Normální" style:family="paragraph">
      <style:paragraph-properties fo:margin-bottom="0in" fo:line-height="115%"/>
    </style:style>
    <style:style style:name="T38" style:parent-style-name="Standardnípísmoodstavce" style:family="text">
      <style:text-properties style:font-name-asian="Times New Roman" style:font-name-complex="Calibri"/>
    </style:style>
    <style:style style:name="T39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40" style:parent-style-name="Standardnípísmoodstavce" style:family="text">
      <style:text-properties style:font-name-asian="Times New Roman" style:font-name-complex="Calibri"/>
    </style:style>
    <style:style style:name="P41" style:parent-style-name="Normální" style:family="paragraph">
      <style:paragraph-properties fo:margin-bottom="0in" fo:line-height="115%"/>
      <style:text-properties style:font-name-asian="Times New Roman" style:font-name-complex="Calibri" fo:font-weight="bold" style:font-weight-asian="bold"/>
    </style:style>
    <style:style style:name="P42" style:parent-style-name="Normální" style:family="paragraph">
      <style:paragraph-properties fo:margin-bottom="0in" fo:line-height="115%"/>
    </style:style>
    <style:style style:name="T43" style:parent-style-name="Standardnípísmoodstavce" style:family="text">
      <style:text-properties style:font-name-asian="Times New Roman" style:font-name-complex="Calibri"/>
    </style:style>
    <style:style style:name="T44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P45" style:parent-style-name="Normální" style:family="paragraph">
      <style:paragraph-properties fo:margin-bottom="0in" fo:line-height="115%"/>
      <style:text-properties style:font-name-asian="Times New Roman" style:font-name-complex="Calibri"/>
    </style:style>
    <style:style style:name="P46" style:parent-style-name="Normální" style:family="paragraph">
      <style:paragraph-properties fo:margin-bottom="0in" fo:line-height="115%"/>
      <style:text-properties style:font-name-asian="Times New Roman" style:font-name-complex="Calibri"/>
    </style:style>
    <style:style style:name="P47" style:parent-style-name="Normální" style:family="paragraph">
      <style:paragraph-properties fo:margin-bottom="0in" fo:line-height="115%"/>
    </style:style>
    <style:style style:name="T48" style:parent-style-name="Standardnípísmoodstavce" style:family="text">
      <style:text-properties style:font-name-asian="Times New Roman" style:font-name-complex="Calibri"/>
    </style:style>
    <style:style style:name="T49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50" style:parent-style-name="Standardnípísmoodstavce" style:family="text">
      <style:text-properties style:font-name-asian="Times New Roman" style:font-name-complex="Calibri"/>
    </style:style>
    <style:style style:name="P51" style:parent-style-name="Normální" style:family="paragraph">
      <style:paragraph-properties fo:margin-bottom="0in" fo:line-height="115%"/>
      <style:text-properties style:font-name-asian="Times New Roman" style:font-name-complex="Calibri"/>
    </style:style>
    <style:style style:name="P52" style:parent-style-name="Normální" style:family="paragraph">
      <style:paragraph-properties fo:margin-bottom="0in" fo:line-height="115%"/>
    </style:style>
    <style:style style:name="T53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54" style:parent-style-name="Standardnípísmoodstavce" style:family="text">
      <style:text-properties style:font-name-asian="Times New Roman" style:font-name-complex="Calibri"/>
    </style:style>
    <style:style style:name="P55" style:parent-style-name="Normální" style:family="paragraph">
      <style:paragraph-properties fo:margin-bottom="0in" fo:line-height="115%"/>
      <style:text-properties style:font-name-asian="Times New Roman" style:font-name-complex="Calibri"/>
    </style:style>
    <style:style style:name="P56" style:parent-style-name="Normální" style:family="paragraph">
      <style:paragraph-properties fo:margin-bottom="0in" fo:line-height="115%"/>
    </style:style>
    <style:style style:name="T57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58" style:parent-style-name="Standardnípísmoodstavce" style:family="text">
      <style:text-properties style:font-name-asian="Times New Roman" style:font-name-complex="Calibri"/>
    </style:style>
    <style:style style:name="P59" style:parent-style-name="Normální" style:family="paragraph">
      <style:paragraph-properties fo:margin-bottom="0in" fo:line-height="115%"/>
      <style:text-properties style:font-name-asian="Times New Roman" style:font-name-complex="Calibri"/>
    </style:style>
    <style:style style:name="P60" style:parent-style-name="Odstavecseseznamem" style:family="paragraph">
      <style:paragraph-properties fo:margin-bottom="0.1388in" fo:line-height="115%"/>
    </style:style>
    <style:style style:name="T61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62" style:parent-style-name="Standardnípísmoodstavce" style:family="text">
      <style:text-properties style:font-name-asian="Times New Roman" style:font-name-complex="Calibri"/>
    </style:style>
    <style:style style:name="T63" style:parent-style-name="Standardnípísmoodstavce" style:family="text">
      <style:text-properties style:font-name-asian="Times New Roman" style:font-name-complex="Calibri"/>
    </style:style>
    <style:style style:name="T64" style:parent-style-name="Standardnípísmoodstavce" style:family="text">
      <style:text-properties style:font-name-asian="Times New Roman" style:font-name-complex="Calibri"/>
    </style:style>
    <style:style style:name="T65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66" style:parent-style-name="Standardnípísmoodstavce" style:family="text">
      <style:text-properties style:font-name-asian="Times New Roman" style:font-name-complex="Calibri"/>
    </style:style>
    <style:style style:name="T67" style:parent-style-name="Standardnípísmoodstavce" style:family="text">
      <style:text-properties style:font-name-asian="Times New Roman" style:font-name-complex="Calibri"/>
    </style:style>
    <style:style style:name="T68" style:parent-style-name="Standardnípísmoodstavce" style:family="text">
      <style:text-properties style:font-name-asian="Times New Roman" style:font-name-complex="Calibri"/>
    </style:style>
    <style:style style:name="T69" style:parent-style-name="Standardnípísmoodstavce" style:family="text">
      <style:text-properties style:font-name-asian="Times New Roman" style:font-name-complex="Calibri"/>
    </style:style>
    <style:style style:name="P70" style:parent-style-name="Odstavecseseznamem" style:family="paragraph">
      <style:paragraph-properties fo:margin-bottom="0.1388in" fo:line-height="115%"/>
    </style:style>
    <style:style style:name="T71" style:parent-style-name="Standardnípísmoodstavce" style:family="text">
      <style:text-properties style:font-name-asian="Times New Roman" style:font-name-complex="Calibri"/>
    </style:style>
    <style:style style:name="T72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73" style:parent-style-name="Standardnípísmoodstavce" style:family="text">
      <style:text-properties style:font-name-asian="Times New Roman" style:font-name-complex="Calibri"/>
    </style:style>
    <style:style style:name="P74" style:parent-style-name="Odstavecseseznamem" style:family="paragraph">
      <style:paragraph-properties fo:margin-bottom="0.1388in" fo:line-height="115%"/>
    </style:style>
    <style:style style:name="T75" style:parent-style-name="Standardnípísmoodstavce" style:family="text">
      <style:text-properties style:font-name-asian="Times New Roman" style:font-name-complex="Calibri"/>
    </style:style>
    <style:style style:name="T76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77" style:parent-style-name="Standardnípísmoodstavce" style:family="text">
      <style:text-properties style:font-name-asian="Times New Roman" style:font-name-complex="Calibri"/>
    </style:style>
    <style:style style:name="P78" style:parent-style-name="Nadpis2" style:family="paragraph">
      <style:text-properties style:font-name-asian="Times New Roman"/>
    </style:style>
    <style:style style:name="P79" style:parent-style-name="Odstavecseseznamem" style:family="paragraph">
      <style:paragraph-properties fo:margin-bottom="0.1388in" fo:line-height="115%"/>
    </style:style>
    <style:style style:name="T80" style:parent-style-name="Standardnípísmoodstavce" style:family="text">
      <style:text-properties style:font-name-asian="Times New Roman" style:font-name-complex="Calibri"/>
    </style:style>
    <style:style style:name="T81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82" style:parent-style-name="Standardnípísmoodstavce" style:family="text">
      <style:text-properties style:font-name-asian="Times New Roman" style:font-name-complex="Calibri"/>
    </style:style>
    <style:style style:name="P83" style:parent-style-name="Odstavecseseznamem" style:family="paragraph">
      <style:paragraph-properties fo:margin-bottom="0.1388in" fo:line-height="115%"/>
    </style:style>
    <style:style style:name="T84" style:parent-style-name="Standardnípísmoodstavce" style:family="text">
      <style:text-properties style:font-name-asian="Times New Roman" style:font-name-complex="Calibri"/>
    </style:style>
    <style:style style:name="T85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P86" style:parent-style-name="Odstavecseseznamem" style:family="paragraph">
      <style:paragraph-properties fo:margin-bottom="0.1388in" fo:line-height="115%"/>
    </style:style>
    <style:style style:name="T87" style:parent-style-name="Standardnípísmoodstavce" style:family="text">
      <style:text-properties style:font-name-asian="Times New Roman" style:font-name-complex="Calibri"/>
    </style:style>
    <style:style style:name="T88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89" style:parent-style-name="Standardnípísmoodstavce" style:family="text">
      <style:text-properties style:font-name-asian="Times New Roman" style:font-name-complex="Calibri"/>
    </style:style>
    <style:style style:name="P90" style:parent-style-name="Odstavecseseznamem" style:family="paragraph">
      <style:paragraph-properties fo:margin-bottom="0.1388in" fo:line-height="115%"/>
    </style:style>
    <style:style style:name="T91" style:parent-style-name="Standardnípísmoodstavce" style:family="text">
      <style:text-properties style:font-name-asian="Times New Roman" style:font-name-complex="Calibri"/>
    </style:style>
    <style:style style:name="T92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93" style:parent-style-name="Standardnípísmoodstavce" style:family="text">
      <style:text-properties style:font-name-asian="Times New Roman" style:font-name-complex="Calibri"/>
    </style:style>
    <style:style style:name="P94" style:parent-style-name="Odstavecseseznamem" style:family="paragraph">
      <style:paragraph-properties fo:margin-bottom="0.1388in" fo:line-height="115%"/>
    </style:style>
    <style:style style:name="T95" style:parent-style-name="Standardnípísmoodstavce" style:family="text">
      <style:text-properties style:font-name-asian="Times New Roman" style:font-name-complex="Calibri"/>
    </style:style>
    <style:style style:name="T96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97" style:parent-style-name="Standardnípísmoodstavce" style:family="text">
      <style:text-properties style:font-name-asian="Times New Roman" style:font-name-complex="Calibri"/>
    </style:style>
    <style:style style:name="T98" style:parent-style-name="Standardnípísmoodstavce" style:family="text">
      <style:text-properties style:font-name-asian="Times New Roman" style:font-name-complex="Calibri"/>
    </style:style>
    <style:style style:name="P99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00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01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02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03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04" style:parent-style-name="Odstavecseseznamem" style:family="paragraph">
      <style:paragraph-properties fo:margin-bottom="0.1388in" fo:line-height="115%"/>
    </style:style>
    <style:style style:name="T105" style:parent-style-name="Standardnípísmoodstavce" style:family="text">
      <style:text-properties style:font-name-asian="Times New Roman" style:font-name-complex="Calibri"/>
    </style:style>
    <style:style style:name="T106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07" style:parent-style-name="Standardnípísmoodstavce" style:family="text">
      <style:text-properties style:font-name-asian="Times New Roman" style:font-name-complex="Calibri"/>
    </style:style>
    <style:style style:name="T108" style:parent-style-name="Standardnípísmoodstavce" style:family="text">
      <style:text-properties style:font-name-asian="Times New Roman" style:font-name-complex="Calibri"/>
    </style:style>
    <style:style style:name="T109" style:parent-style-name="Standardnípísmoodstavce" style:family="text">
      <style:text-properties style:font-name-asian="Times New Roman" style:font-name-complex="Calibri"/>
    </style:style>
    <style:style style:name="T110" style:parent-style-name="Standardnípísmoodstavce" style:family="text">
      <style:text-properties style:font-name-asian="Times New Roman" style:font-name-complex="Calibri"/>
    </style:style>
    <style:style style:name="T111" style:parent-style-name="Standardnípísmoodstavce" style:family="text">
      <style:text-properties style:font-name-asian="Times New Roman" style:font-name-complex="Calibri"/>
    </style:style>
    <style:style style:name="P112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13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14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15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16" style:parent-style-name="Odstavecseseznamem" style:family="paragraph">
      <style:paragraph-properties fo:margin-bottom="0.1388in" fo:line-height="115%"/>
    </style:style>
    <style:style style:name="T117" style:parent-style-name="Standardnípísmoodstavce" style:family="text">
      <style:text-properties style:font-name-asian="Times New Roman" style:font-name-complex="Calibri"/>
    </style:style>
    <style:style style:name="T118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19" style:parent-style-name="Standardnípísmoodstavce" style:family="text">
      <style:text-properties style:font-name-asian="Times New Roman" style:font-name-complex="Calibri"/>
    </style:style>
    <style:style style:name="P120" style:parent-style-name="Odstavecseseznamem" style:family="paragraph">
      <style:paragraph-properties fo:margin-bottom="0.1388in" fo:line-height="115%"/>
    </style:style>
    <style:style style:name="T121" style:parent-style-name="Standardnípísmoodstavce" style:family="text">
      <style:text-properties style:font-name-asian="Times New Roman" style:font-name-complex="Calibri"/>
    </style:style>
    <style:style style:name="T122" style:parent-style-name="Standardnípísmoodstavce" style:family="text">
      <style:text-properties style:font-name-asian="Times New Roman" style:font-name-complex="Calibri"/>
    </style:style>
    <style:style style:name="T123" style:parent-style-name="Standardnípísmoodstavce" style:family="text">
      <style:text-properties style:font-name-asian="Times New Roman" style:font-name-complex="Calibri"/>
    </style:style>
    <style:style style:name="T124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125" style:parent-style-name="Standardnípísmoodstavce" style:family="text">
      <style:text-properties style:font-name-asian="Times New Roman" style:font-name-complex="Calibri"/>
    </style:style>
    <style:style style:name="P126" style:parent-style-name="Odstavecseseznamem" style:family="paragraph">
      <style:paragraph-properties fo:margin-bottom="0.1388in" fo:line-height="115%"/>
    </style:style>
    <style:style style:name="T127" style:parent-style-name="Standardnípísmoodstavce" style:family="text">
      <style:text-properties style:font-name-asian="Times New Roman" style:font-name-complex="Calibri"/>
    </style:style>
    <style:style style:name="T128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29" style:parent-style-name="Standardnípísmoodstavce" style:family="text">
      <style:text-properties style:font-name-asian="Times New Roman" style:font-name-complex="Calibri"/>
    </style:style>
    <style:style style:name="T130" style:parent-style-name="Standardnípísmoodstavce" style:family="text">
      <style:text-properties style:font-name-asian="Times New Roman"/>
    </style:style>
    <style:style style:name="T131" style:parent-style-name="Standardnípísmoodstavce" style:family="text">
      <style:text-properties style:font-name-asian="Times New Roman" fo:font-style="italic" style:font-style-asian="italic"/>
    </style:style>
    <style:style style:name="T132" style:parent-style-name="Standardnípísmoodstavce" style:family="text">
      <style:text-properties style:font-name-asian="Times New Roman"/>
    </style:style>
    <style:style style:name="P133" style:parent-style-name="Odstavecseseznamem" style:family="paragraph"/>
    <style:style style:name="T134" style:parent-style-name="Standardnípísmoodstavce" style:family="text">
      <style:text-properties fo:font-weight="bold" style:font-weight-asian="bold"/>
    </style:style>
    <style:style style:name="T135" style:parent-style-name="Standardnípísmoodstavce" style:family="text">
      <style:text-properties fo:font-weight="bold" style:font-weight-asian="bold"/>
    </style:style>
    <style:style style:name="P136" style:parent-style-name="Odstavecseseznamem" style:family="paragraph">
      <style:paragraph-properties fo:margin-bottom="0.1388in" fo:line-height="115%"/>
    </style:style>
    <style:style style:name="T137" style:parent-style-name="Standardnípísmoodstavce" style:family="text">
      <style:text-properties style:font-name-asian="Times New Roman" style:font-name-complex="Calibri"/>
    </style:style>
    <style:style style:name="T138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139" style:parent-style-name="Standardnípísmoodstavce" style:family="text">
      <style:text-properties style:font-name-asian="Times New Roman" style:font-name-complex="Calibri"/>
    </style:style>
    <style:style style:name="P140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41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42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43" style:parent-style-name="Odstavecseseznamem" style:family="paragraph">
      <style:paragraph-properties fo:margin-bottom="0.1388in" fo:line-height="115%"/>
    </style:style>
    <style:style style:name="T144" style:parent-style-name="Standardnípísmoodstavce" style:family="text">
      <style:text-properties style:font-name-asian="Times New Roman" style:font-name-complex="Calibri"/>
    </style:style>
    <style:style style:name="T145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46" style:parent-style-name="Standardnípísmoodstavce" style:family="text">
      <style:text-properties style:font-name-asian="Times New Roman" style:font-name-complex="Calibri"/>
    </style:style>
    <style:style style:name="P147" style:parent-style-name="Odstavecseseznamem" style:family="paragraph">
      <style:paragraph-properties fo:margin-bottom="0.1388in" fo:line-height="115%"/>
    </style:style>
    <style:style style:name="T148" style:parent-style-name="Standardnípísmoodstavce" style:family="text">
      <style:text-properties style:font-name-asian="Times New Roman" style:font-name-complex="Calibri"/>
    </style:style>
    <style:style style:name="T149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50" style:parent-style-name="Standardnípísmoodstavce" style:family="text">
      <style:text-properties style:font-name-asian="Times New Roman" style:font-name-complex="Calibri"/>
    </style:style>
    <style:style style:name="T151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152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153" style:parent-style-name="Standardnípísmoodstavce" style:family="text">
      <style:text-properties style:font-name-asian="Times New Roman" style:font-name-complex="Calibri"/>
    </style:style>
    <style:style style:name="P154" style:parent-style-name="Odstavecseseznamem" style:family="paragraph">
      <style:paragraph-properties fo:margin-bottom="0.1388in" fo:line-height="115%"/>
    </style:style>
    <style:style style:name="T155" style:parent-style-name="Standardnípísmoodstavce" style:family="text">
      <style:text-properties style:font-name-asian="Times New Roman" style:font-name-complex="Calibri"/>
    </style:style>
    <style:style style:name="T156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57" style:parent-style-name="Standardnípísmoodstavce" style:family="text">
      <style:text-properties style:font-name-asian="Times New Roman" style:font-name-complex="Calibri"/>
    </style:style>
    <style:style style:name="P158" style:parent-style-name="Odstavecseseznamem" style:family="paragraph">
      <style:paragraph-properties fo:margin-bottom="0.1388in" fo:line-height="115%"/>
    </style:style>
    <style:style style:name="T159" style:parent-style-name="Standardnípísmoodstavce" style:family="text">
      <style:text-properties style:font-name-asian="Times New Roman" style:font-name-complex="Calibri"/>
    </style:style>
    <style:style style:name="T160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161" style:parent-style-name="Standardnípísmoodstavce" style:family="text">
      <style:text-properties style:font-name-asian="Times New Roman" style:font-name-complex="Calibri"/>
    </style:style>
    <style:style style:name="T162" style:parent-style-name="Standardnípísmoodstavce" style:family="text">
      <style:text-properties style:font-name-asian="Times New Roman" style:font-name-complex="Calibri"/>
    </style:style>
    <style:style style:name="P163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64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165" style:parent-style-name="Odstavecseseznamem" style:family="paragraph">
      <style:paragraph-properties fo:margin-bottom="0.1388in" fo:line-height="115%">
        <style:tab-stops>
          <style:tab-stop style:type="left" style:position="1.7395in"/>
        </style:tab-stops>
      </style:paragraph-properties>
    </style:style>
    <style:style style:name="T166" style:parent-style-name="Standardnípísmoodstavce" style:family="text">
      <style:text-properties style:font-name-asian="Times New Roman" style:font-name-complex="Calibri"/>
    </style:style>
    <style:style style:name="T167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68" style:parent-style-name="Standardnípísmoodstavce" style:family="text">
      <style:text-properties style:font-name-asian="Times New Roman" style:font-name-complex="Calibri"/>
    </style:style>
    <style:style style:name="P169" style:parent-style-name="Odstavecseseznamem" style:family="paragraph">
      <style:paragraph-properties fo:margin-bottom="0.1388in" fo:line-height="115%"/>
    </style:style>
    <style:style style:name="T170" style:parent-style-name="Standardnípísmoodstavce" style:family="text">
      <style:text-properties style:font-name-asian="Times New Roman" style:font-name-complex="Calibri"/>
    </style:style>
    <style:style style:name="T171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72" style:parent-style-name="Standardnípísmoodstavce" style:family="text">
      <style:text-properties style:font-name-asian="Times New Roman" style:font-name-complex="Calibri"/>
    </style:style>
    <style:style style:name="T173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174" style:parent-style-name="Standardnípísmoodstavce" style:family="text">
      <style:text-properties style:font-name-asian="Times New Roman" style:font-name-complex="Calibri"/>
    </style:style>
    <style:style style:name="T175" style:parent-style-name="Standardnípísmoodstavce" style:family="text">
      <style:text-properties style:font-name-asian="Times New Roman"/>
    </style:style>
    <style:style style:name="T176" style:parent-style-name="Standardnípísmoodstavce" style:family="text">
      <style:text-properties style:font-name-asian="Times New Roman" fo:font-style="italic" style:font-style-asian="italic"/>
    </style:style>
    <style:style style:name="P177" style:parent-style-name="Odstavecseseznamem" style:family="paragraph"/>
    <style:style style:name="T178" style:parent-style-name="Standardnípísmoodstavce" style:family="text">
      <style:text-properties fo:font-style="italic" style:font-style-asian="italic"/>
    </style:style>
    <style:style style:name="P179" style:parent-style-name="Odstavecseseznamem" style:family="paragraph">
      <style:paragraph-properties fo:margin-bottom="0.1388in" fo:line-height="115%"/>
    </style:style>
    <style:style style:name="T180" style:parent-style-name="Standardnípísmoodstavce" style:family="text">
      <style:text-properties style:font-name-asian="Times New Roman" style:font-name-complex="Calibri"/>
    </style:style>
    <style:style style:name="T181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P182" style:parent-style-name="Odstavecseseznamem" style:family="paragraph">
      <style:paragraph-properties fo:margin-bottom="0.1388in" fo:line-height="115%"/>
    </style:style>
    <style:style style:name="T183" style:parent-style-name="Standardnípísmoodstavce" style:family="text">
      <style:text-properties style:font-name-asian="Times New Roman" style:font-name-complex="Calibri"/>
    </style:style>
    <style:style style:name="T184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85" style:parent-style-name="Standardnípísmoodstavce" style:family="text">
      <style:text-properties style:font-name-asian="Times New Roman" style:font-name-complex="Calibri"/>
    </style:style>
    <style:style style:name="P186" style:parent-style-name="Odstavecseseznamem" style:family="paragraph">
      <style:paragraph-properties fo:margin-bottom="0.1388in" fo:line-height="115%"/>
    </style:style>
    <style:style style:name="T187" style:parent-style-name="Standardnípísmoodstavce" style:family="text">
      <style:text-properties style:font-name-asian="Times New Roman" style:font-name-complex="Calibri"/>
    </style:style>
    <style:style style:name="T188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89" style:parent-style-name="Standardnípísmoodstavce" style:family="text">
      <style:text-properties style:font-name-asian="Times New Roman" style:font-name-complex="Calibri"/>
    </style:style>
    <style:style style:name="T190" style:parent-style-name="Standardnípísmoodstavce" style:family="text">
      <style:text-properties style:font-name-asian="Times New Roman" style:font-name-complex="Calibri"/>
    </style:style>
    <style:style style:name="T191" style:parent-style-name="Standardnípísmoodstavce" style:family="text">
      <style:text-properties style:font-name-asian="Times New Roman" style:font-name-complex="Calibri"/>
    </style:style>
    <style:style style:name="T192" style:parent-style-name="Standardnípísmoodstavce" style:family="text">
      <style:text-properties style:font-name-asian="Times New Roman" style:font-name-complex="Calibri"/>
    </style:style>
    <style:style style:name="T193" style:parent-style-name="Standardnípísmoodstavce" style:family="text">
      <style:text-properties style:font-name-asian="Times New Roman" style:font-name-complex="Calibri"/>
    </style:style>
    <style:style style:name="P194" style:parent-style-name="Odstavecseseznamem" style:family="paragraph">
      <style:paragraph-properties fo:margin-bottom="0.1388in" fo:line-height="115%"/>
    </style:style>
    <style:style style:name="T195" style:parent-style-name="Standardnípísmoodstavce" style:family="text">
      <style:text-properties style:font-name-asian="Times New Roman" style:font-name-complex="Calibri"/>
    </style:style>
    <style:style style:name="T196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197" style:parent-style-name="Standardnípísmoodstavce" style:family="text">
      <style:text-properties style:font-name-asian="Times New Roman" style:font-name-complex="Calibri"/>
    </style:style>
    <style:style style:name="T198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199" style:parent-style-name="Standardnípísmoodstavce" style:family="text">
      <style:text-properties style:font-name-asian="Times New Roman" style:font-name-complex="Calibri"/>
    </style:style>
    <style:style style:name="T200" style:parent-style-name="Standardnípísmoodstavce" style:family="text">
      <style:text-properties style:font-name-asian="Times New Roman" style:font-name-complex="Calibri"/>
    </style:style>
    <style:style style:name="P201" style:parent-style-name="Odstavecseseznamem" style:family="paragraph">
      <style:paragraph-properties fo:margin-bottom="0.1388in" fo:line-height="115%"/>
    </style:style>
    <style:style style:name="T202" style:parent-style-name="Standardnípísmoodstavce" style:family="text">
      <style:text-properties style:font-name-asian="Times New Roman" style:font-name-complex="Calibri"/>
    </style:style>
    <style:style style:name="T203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04" style:parent-style-name="Standardnípísmoodstavce" style:family="text">
      <style:text-properties style:font-name-asian="Times New Roman" style:font-name-complex="Calibri"/>
    </style:style>
    <style:style style:name="P205" style:parent-style-name="Normální" style:family="paragraph">
      <style:paragraph-properties fo:margin-bottom="0.1388in" fo:line-height="115%"/>
      <style:text-properties style:font-name-asian="Times New Roman" style:font-name-complex="Calibri" fo:font-weight="bold" style:font-weight-asian="bold"/>
    </style:style>
    <style:style style:name="P206" style:parent-style-name="Normální" style:family="paragraph">
      <style:paragraph-properties fo:margin-bottom="0.1388in" fo:line-height="115%"/>
    </style:style>
    <style:style style:name="T207" style:parent-style-name="Nadpis3Char" style:family="text">
      <style:text-properties fo:font-style="italic" style:font-style-asian="italic"/>
    </style:style>
    <style:style style:name="T208" style:parent-style-name="Nadpis3Char" style:family="text">
      <style:text-properties fo:font-style="italic" style:font-style-asian="italic"/>
    </style:style>
    <style:style style:name="T209" style:parent-style-name="Nadpis3Char" style:family="text">
      <style:text-properties fo:font-style="italic" style:font-style-asian="italic"/>
    </style:style>
    <style:style style:name="T210" style:parent-style-name="Nadpis3Char" style:family="text">
      <style:text-properties fo:font-style="italic" style:font-style-asian="italic"/>
    </style:style>
    <style:style style:name="P211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212" style:parent-style-name="Odstavecseseznamem" style:family="paragraph">
      <style:paragraph-properties fo:margin-bottom="0.1388in" fo:line-height="115%"/>
    </style:style>
    <style:style style:name="T213" style:parent-style-name="Standardnípísmoodstavce" style:family="text">
      <style:text-properties style:font-name-asian="Times New Roman" style:font-name-complex="Calibri"/>
    </style:style>
    <style:style style:name="T214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15" style:parent-style-name="Standardnípísmoodstavce" style:family="text">
      <style:text-properties style:font-name-asian="Times New Roman" style:font-name-complex="Calibri"/>
    </style:style>
    <style:style style:name="T216" style:parent-style-name="Standardnípísmoodstavce" style:family="text">
      <style:text-properties style:font-name-asian="Times New Roman" style:font-name-complex="Calibri"/>
    </style:style>
    <style:style style:name="P217" style:parent-style-name="Odstavecseseznamem" style:family="paragraph">
      <style:paragraph-properties fo:margin-bottom="0.1388in" fo:line-height="115%"/>
    </style:style>
    <style:style style:name="T218" style:parent-style-name="Standardnípísmoodstavce" style:family="text">
      <style:text-properties style:font-name-asian="Times New Roman" style:font-name-complex="Calibri"/>
    </style:style>
    <style:style style:name="T219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220" style:parent-style-name="Standardnípísmoodstavce" style:family="text">
      <style:text-properties style:font-name-asian="Times New Roman" style:font-name-complex="Calibri"/>
    </style:style>
    <style:style style:name="T221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22" style:parent-style-name="Standardnípísmoodstavce" style:family="text">
      <style:text-properties style:font-name-asian="Times New Roman" style:font-name-complex="Calibri"/>
    </style:style>
    <style:style style:name="T223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24" style:parent-style-name="Standardnípísmoodstavce" style:family="text">
      <style:text-properties style:font-name-asian="Times New Roman" style:font-name-complex="Calibri"/>
    </style:style>
    <style:style style:name="T225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26" style:parent-style-name="Standardnípísmoodstavce" style:family="text">
      <style:text-properties style:font-name-asian="Times New Roman" style:font-name-complex="Calibri"/>
    </style:style>
    <style:style style:name="T227" style:parent-style-name="Standardnípísmoodstavce" style:family="text">
      <style:text-properties style:font-name-asian="Times New Roman" style:font-name-complex="Calibri"/>
    </style:style>
    <style:style style:name="T228" style:parent-style-name="Standardnípísmoodstavce" style:family="text">
      <style:text-properties style:font-name-asian="Times New Roman" style:font-name-complex="Calibri"/>
    </style:style>
    <style:style style:name="T229" style:parent-style-name="Standardnípísmoodstavce" style:family="text">
      <style:text-properties style:font-name-asian="Times New Roman" style:font-name-complex="Calibri"/>
    </style:style>
    <style:style style:name="P230" style:parent-style-name="Odstavecseseznamem" style:family="paragraph">
      <style:paragraph-properties fo:margin-bottom="0.1388in" fo:line-height="115%"/>
    </style:style>
    <style:style style:name="T231" style:parent-style-name="Standardnípísmoodstavce" style:family="text">
      <style:text-properties style:font-name-asian="Times New Roman" style:font-name-complex="Calibri"/>
    </style:style>
    <style:style style:name="T232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233" style:parent-style-name="Standardnípísmoodstavce" style:family="text">
      <style:text-properties style:font-name-asian="Times New Roman" style:font-name-complex="Calibri"/>
    </style:style>
    <style:style style:name="T234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35" style:parent-style-name="Standardnípísmoodstavce" style:family="text">
      <style:text-properties style:font-name-asian="Times New Roman" style:font-name-complex="Calibri"/>
    </style:style>
    <style:style style:name="T236" style:parent-style-name="Standardnípísmoodstavce" style:family="text">
      <style:text-properties style:font-name-asian="Times New Roman" style:font-name-complex="Calibri"/>
    </style:style>
    <style:style style:name="P237" style:parent-style-name="Odstavecseseznamem" style:family="paragraph">
      <style:paragraph-properties fo:margin-bottom="0.1388in" fo:line-height="115%"/>
    </style:style>
    <style:style style:name="T238" style:parent-style-name="Standardnípísmoodstavce" style:family="text">
      <style:text-properties style:font-name-asian="Times New Roman" style:font-name-complex="Calibri"/>
    </style:style>
    <style:style style:name="T239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40" style:parent-style-name="Standardnípísmoodstavce" style:family="text">
      <style:text-properties style:font-name-asian="Times New Roman" style:font-name-complex="Calibri"/>
    </style:style>
    <style:style style:name="T241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242" style:parent-style-name="Standardnípísmoodstavce" style:family="text">
      <style:text-properties style:font-name-asian="Times New Roman" style:font-name-complex="Calibri"/>
    </style:style>
    <style:style style:name="T243" style:parent-style-name="Standardnípísmoodstavce" style:family="text">
      <style:text-properties style:font-name-asian="Times New Roman" style:font-name-complex="Calibri"/>
    </style:style>
    <style:style style:name="P244" style:parent-style-name="Odstavecseseznamem" style:family="paragraph">
      <style:paragraph-properties fo:margin-bottom="0.1388in" fo:line-height="115%"/>
    </style:style>
    <style:style style:name="T245" style:parent-style-name="Standardnípísmoodstavce" style:family="text">
      <style:text-properties style:font-name-asian="Times New Roman" style:font-name-complex="Calibri"/>
    </style:style>
    <style:style style:name="T246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47" style:parent-style-name="Standardnípísmoodstavce" style:family="text">
      <style:text-properties style:font-name-asian="Times New Roman" style:font-name-complex="Calibri"/>
    </style:style>
    <style:style style:name="T248" style:parent-style-name="Standardnípísmoodstavce" style:family="text">
      <style:text-properties style:font-name-asian="Times New Roman" style:font-name-complex="Calibri"/>
    </style:style>
    <style:style style:name="T249" style:parent-style-name="Standardnípísmoodstavce" style:family="text">
      <style:text-properties style:font-name-asian="Times New Roman" style:font-name-complex="Calibri"/>
    </style:style>
    <style:style style:name="P250" style:parent-style-name="Odstavecseseznamem" style:family="paragraph">
      <style:paragraph-properties fo:margin-bottom="0.1388in" fo:line-height="115%"/>
      <style:text-properties style:font-name-asian="Times New Roman" style:font-name-complex="Calibri" fo:font-size="8pt" style:font-size-asian="8pt" style:font-size-complex="8pt"/>
    </style:style>
    <style:style style:name="P251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252" style:parent-style-name="Odstavecseseznamem" style:family="paragraph">
      <style:paragraph-properties fo:margin-bottom="0.1388in" fo:line-height="115%"/>
    </style:style>
    <style:style style:name="T253" style:parent-style-name="Standardnípísmoodstavce" style:family="text">
      <style:text-properties style:font-name-asian="Times New Roman" style:font-name-complex="Calibri"/>
    </style:style>
    <style:style style:name="T254" style:parent-style-name="Standardnípísmoodstavce" style:family="text">
      <style:text-properties style:font-name-asian="Times New Roman" style:font-name-complex="Calibri"/>
    </style:style>
    <style:style style:name="T255" style:parent-style-name="Standardnípísmoodstavce" style:family="text">
      <style:text-properties style:font-name-asian="Times New Roman" style:font-name-complex="Calibri" fo:font-size="8pt" style:font-size-asian="8pt" style:font-size-complex="8pt"/>
    </style:style>
    <style:style style:name="T256" style:parent-style-name="Standardnípísmoodstavce" style:family="text">
      <style:text-properties style:font-name-asian="Times New Roman" style:font-name-complex="Calibri" fo:font-size="8pt" style:font-size-asian="8pt" style:font-size-complex="8pt"/>
    </style:style>
    <style:style style:name="T257" style:parent-style-name="Standardnípísmoodstavce" style:family="text">
      <style:text-properties style:font-name-asian="Times New Roman" style:font-name-complex="Calibri" fo:font-size="8pt" style:font-size-asian="8pt" style:font-size-complex="8pt"/>
    </style:style>
    <style:style style:name="T258" style:parent-style-name="Standardnípísmoodstavce" style:family="text">
      <style:text-properties style:font-name-asian="Times New Roman" style:font-name-complex="Calibri" fo:font-size="8pt" style:font-size-asian="8pt" style:font-size-complex="8pt"/>
    </style:style>
    <style:style style:name="P259" style:parent-style-name="Odstavecseseznamem" style:family="paragraph">
      <style:paragraph-properties fo:margin-bottom="0.1388in" fo:line-height="115%"/>
    </style:style>
    <style:style style:name="T260" style:parent-style-name="Standardnípísmoodstavce" style:family="text">
      <style:text-properties style:font-name-asian="Times New Roman" style:font-name-complex="Calibri" fo:font-size="8pt" style:font-size-asian="8pt" style:font-size-complex="8pt"/>
    </style:style>
    <style:style style:name="T261" style:parent-style-name="Standardnípísmoodstavce" style:family="text">
      <style:text-properties style:font-name-asian="Times New Roman" style:font-name-complex="Calibri" fo:font-size="8pt" style:font-size-asian="8pt" style:font-size-complex="8pt"/>
    </style:style>
    <style:style style:name="T262" style:parent-style-name="Standardnípísmoodstavce" style:family="text">
      <style:text-properties style:font-name-asian="Times New Roman" style:font-name-complex="Calibri" fo:font-size="8pt" style:font-size-asian="8pt" style:font-size-complex="8pt"/>
    </style:style>
    <style:style style:name="T263" style:parent-style-name="Standardnípísmoodstavce" style:family="text">
      <style:text-properties style:font-name-asian="Times New Roman" style:font-name-complex="Calibri" fo:font-size="8pt" style:font-size-asian="8pt" style:font-size-complex="8pt"/>
    </style:style>
    <style:style style:name="T264" style:parent-style-name="Standardnípísmoodstavce" style:family="text">
      <style:text-properties style:font-name-asian="Times New Roman" style:font-name-complex="Calibri"/>
    </style:style>
    <style:style style:name="P265" style:parent-style-name="Odstavecseseznamem" style:family="paragraph">
      <style:paragraph-properties fo:margin-bottom="0.1388in" fo:line-height="115%"/>
    </style:style>
    <style:style style:name="T266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67" style:parent-style-name="Standardnípísmoodstavce" style:family="text">
      <style:text-properties style:font-name-asian="Times New Roman" style:font-name-complex="Calibri"/>
    </style:style>
    <style:style style:name="P268" style:parent-style-name="Odstavecseseznamem" style:family="paragraph">
      <style:paragraph-properties fo:margin-bottom="0.1388in" fo:line-height="115%"/>
    </style:style>
    <style:style style:name="T269" style:parent-style-name="Standardnípísmoodstavce" style:family="text">
      <style:text-properties style:font-name-asian="Times New Roman" style:font-name-complex="Calibri"/>
    </style:style>
    <style:style style:name="T270" style:parent-style-name="Standardnípísmoodstavce" style:family="text">
      <style:text-properties style:font-name-asian="Times New Roman" style:font-name-complex="Calibri" fo:font-style="italic" style:font-style-asian="italic"/>
    </style:style>
    <style:style style:name="T271" style:parent-style-name="Standardnípísmoodstavce" style:family="text">
      <style:text-properties style:font-name-asian="Times New Roman" style:font-name-complex="Calibri"/>
    </style:style>
    <style:style style:name="T272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73" style:parent-style-name="Standardnípísmoodstavce" style:family="text">
      <style:text-properties style:font-name-asian="Times New Roman" style:font-name-complex="Calibri"/>
    </style:style>
    <style:style style:name="T274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75" style:parent-style-name="Standardnípísmoodstavce" style:family="text">
      <style:text-properties style:font-name-asian="Times New Roman" style:font-name-complex="Calibri"/>
    </style:style>
    <style:style style:name="P276" style:parent-style-name="Odstavecseseznamem" style:family="paragraph">
      <style:paragraph-properties fo:margin-bottom="0.1388in" fo:line-height="115%"/>
    </style:style>
    <style:style style:name="T277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78" style:parent-style-name="Standardnípísmoodstavce" style:family="text">
      <style:text-properties style:font-name-asian="Times New Roman" style:font-name-complex="Calibri"/>
    </style:style>
    <style:style style:name="P279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280" style:parent-style-name="Odstavecseseznamem" style:family="paragraph">
      <style:paragraph-properties fo:margin-bottom="0.1388in" fo:line-height="115%"/>
    </style:style>
    <style:style style:name="T281" style:parent-style-name="Standardnípísmoodstavce" style:family="text">
      <style:text-properties style:font-name-asian="Times New Roman" style:font-name-complex="Calibri"/>
    </style:style>
    <style:style style:name="T282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83" style:parent-style-name="Standardnípísmoodstavce" style:family="text">
      <style:text-properties style:font-name-asian="Times New Roman" style:font-name-complex="Calibri"/>
    </style:style>
    <style:style style:name="P284" style:parent-style-name="Odstavecseseznamem" style:family="paragraph">
      <style:paragraph-properties fo:margin-bottom="0.1388in" fo:line-height="115%"/>
      <style:text-properties style:font-name-asian="Times New Roman" style:font-name-complex="Calibri"/>
    </style:style>
    <style:style style:name="P285" style:parent-style-name="Normální" style:family="paragraph">
      <style:paragraph-properties fo:margin-bottom="0in" fo:line-height="100%"/>
    </style:style>
    <style:style style:name="P286" style:parent-style-name="Odstavecseseznamem" style:family="paragraph">
      <style:paragraph-properties fo:margin-bottom="0in" fo:line-height="100%"/>
      <style:text-properties style:font-name-asian="Times New Roman" style:font-name-complex="Calibri"/>
    </style:style>
    <style:style style:name="P287" style:parent-style-name="Odstavecseseznamem" style:family="paragraph">
      <style:paragraph-properties fo:margin-bottom="0in" fo:line-height="100%"/>
    </style:style>
    <style:style style:name="T288" style:parent-style-name="Standardnípísmoodstavce" style:family="text">
      <style:text-properties style:font-name-asian="Times New Roman" style:font-name-complex="Calibri"/>
    </style:style>
    <style:style style:name="T289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90" style:parent-style-name="Standardnípísmoodstavce" style:family="text">
      <style:text-properties style:font-name-asian="Times New Roman" style:font-name-complex="Calibri"/>
    </style:style>
    <style:style style:name="T291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92" style:parent-style-name="Standardnípísmoodstavce" style:family="text">
      <style:text-properties style:font-name-asian="Times New Roman" style:font-name-complex="Calibri"/>
    </style:style>
    <style:style style:name="T293" style:parent-style-name="Standardnípísmoodstavce" style:family="text">
      <style:text-properties style:font-name-asian="Times New Roman" style:font-name-complex="Calibri"/>
    </style:style>
    <style:style style:name="P294" style:parent-style-name="Odstavecseseznamem" style:family="paragraph">
      <style:paragraph-properties fo:margin-bottom="0in" fo:line-height="100%"/>
    </style:style>
    <style:style style:name="T295" style:parent-style-name="Standardnípísmoodstavce" style:family="text">
      <style:text-properties style:font-name-asian="Times New Roman" style:font-name-complex="Calibri"/>
    </style:style>
    <style:style style:name="T296" style:parent-style-name="Standardnípísmoodstavce" style:family="text">
      <style:text-properties style:font-name-asian="Times New Roman" style:font-name-complex="Calibri"/>
    </style:style>
    <style:style style:name="T297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98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299" style:parent-style-name="Standardnípísmoodstavce" style:family="text">
      <style:text-properties style:font-name-asian="Times New Roman" style:font-name-complex="Calibri"/>
    </style:style>
    <style:style style:name="T300" style:parent-style-name="Standardnípísmoodstavce" style:family="text">
      <style:text-properties style:font-name-asian="Times New Roman" style:font-name-complex="Calibri"/>
    </style:style>
    <style:style style:name="T301" style:parent-style-name="Standardnípísmoodstavce" style:family="text">
      <style:text-properties style:font-name-asian="Times New Roman" style:font-name-complex="Calibri"/>
    </style:style>
    <style:style style:name="T302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303" style:parent-style-name="Standardnípísmoodstavce" style:family="text">
      <style:text-properties style:font-name-asian="Times New Roman" style:font-name-complex="Calibri"/>
    </style:style>
    <style:style style:name="P304" style:parent-style-name="Odstavecseseznamem" style:family="paragraph">
      <style:paragraph-properties fo:margin-bottom="0in" fo:line-height="100%"/>
      <style:text-properties style:font-name-asian="Times New Roman" style:font-name-complex="Calibri"/>
    </style:style>
    <style:style style:name="P305" style:parent-style-name="Normální" style:family="paragraph">
      <style:paragraph-properties fo:margin-bottom="0in" fo:line-height="100%"/>
      <style:text-properties style:font-name-asian="Times New Roman" style:font-name-complex="Calibri"/>
    </style:style>
    <style:style style:name="P306" style:parent-style-name="Normální" style:family="paragraph">
      <style:paragraph-properties fo:margin-bottom="0in" fo:line-height="100%"/>
    </style:style>
    <style:style style:name="T307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P308" style:parent-style-name="Odstavecseseznamem" style:family="paragraph">
      <style:paragraph-properties fo:margin-bottom="0in" fo:line-height="100%"/>
      <style:text-properties style:font-name-asian="Times New Roman" style:font-name-complex="Calibri"/>
    </style:style>
    <style:style style:name="P309" style:parent-style-name="Odstavecseseznamem" style:family="paragraph">
      <style:paragraph-properties fo:margin-bottom="0in" fo:line-height="100%"/>
      <style:text-properties style:font-name-asian="Times New Roman" style:font-name-complex="Calibri"/>
    </style:style>
    <style:style style:name="P310" style:parent-style-name="Odstavecseseznamem" style:family="paragraph">
      <style:paragraph-properties fo:margin-bottom="0in" fo:line-height="100%"/>
    </style:style>
    <style:style style:name="T311" style:parent-style-name="Standardnípísmoodstavce" style:family="text">
      <style:text-properties style:font-name-asian="Times New Roman" style:font-name-complex="Calibri"/>
    </style:style>
    <style:style style:name="T312" style:parent-style-name="Standardnípísmoodstavce" style:family="text">
      <style:text-properties style:font-name-asian="Times New Roman" style:font-name-complex="Calibri" fo:font-weight="bold" style:font-weight-asian="bold"/>
    </style:style>
    <style:style style:name="T313" style:parent-style-name="Standardnípísmoodstavce" style:family="text">
      <style:text-properties style:font-name-asian="Times New Roman" style:font-name-complex="Calibri"/>
    </style:style>
    <style:style style:name="P314" style:parent-style-name="Odstavecseseznamem" style:family="paragraph">
      <style:paragraph-properties fo:margin-bottom="0in" fo:line-height="100%"/>
      <style:text-properties style:font-name-asian="Times New Roman" style:font-name-complex="Calibri"/>
    </style:style>
    <style:style style:name="P315" style:parent-style-name="Normální" style:family="paragraph">
      <style:paragraph-properties fo:margin-bottom="0in" fo:line-height="100%"/>
      <style:text-properties style:font-name-asian="Times New Roman" style:font-name-complex="Calibri"/>
    </style:style>
    <style:style style:name="P316" style:parent-style-name="Normální" style:family="paragraph">
      <style:paragraph-properties fo:margin-bottom="0in" fo:line-height="100%"/>
      <style:text-properties style:font-name-asian="Times New Roman" style:font-name-complex="Calibri" fo:font-weight="bold" style:font-weight-asian="bold"/>
    </style:style>
    <style:style style:name="P317" style:parent-style-name="Normální" style:family="paragraph">
      <style:paragraph-properties fo:margin-bottom="0in" fo:line-height="100%"/>
      <style:text-properties style:font-name-asian="Times New Roman" style:font-name-complex="Calibri" fo:font-weight="bold" style:font-weight-asian="bold"/>
    </style:style>
    <style:style style:name="P318" style:parent-style-name="Normální" style:family="paragraph">
      <style:paragraph-properties fo:margin-bottom="0in" fo:line-height="100%"/>
      <style:text-properties style:font-name-asian="Times New Roman" style:font-name-complex="Calibri" fo:font-weight="bold" style:font-weight-asian="bold"/>
    </style:style>
    <style:style style:name="P319" style:parent-style-name="Normální" style:family="paragraph">
      <style:paragraph-properties fo:margin-bottom="0in" fo:line-height="100%"/>
      <style:text-properties style:font-name-asian="Times New Roman" style:font-name-complex="Calibri" fo:font-weight="bold" style:font-weight-asian="bold"/>
    </style:style>
    <style:style style:name="P320" style:parent-style-name="Normální" style:family="paragraph">
      <style:paragraph-properties fo:margin-bottom="0in" fo:line-height="100%"/>
      <style:text-properties style:font-name-asian="Times New Roman" style:font-name-complex="Calibri" fo:font-weight="bold" style:font-weight-asian="bold"/>
    </style:style>
    <style:style style:name="P321" style:parent-style-name="Normální" style:family="paragraph">
      <style:paragraph-properties fo:margin-bottom="0in" fo:line-height="100%"/>
      <style:text-properties style:font-name-asian="Times New Roman" style:font-name-complex="Calibri" fo:font-weight="bold" style:font-weight-asian="bold"/>
    </style:style>
    <style:style style:name="P322" style:parent-style-name="Normální" style:family="paragraph">
      <style:paragraph-properties fo:margin-bottom="0in" fo:line-height="100%"/>
      <style:text-properties style:font-name-asian="Times New Roman" style:font-name-complex="Calibri" fo:font-weight="bold" style:font-weight-asian="bold"/>
    </style:style>
    <style:style style:name="P323" style:parent-style-name="Normální" style:family="paragraph">
      <style:paragraph-properties fo:margin-bottom="0.1388in" fo:line-height="115%"/>
      <style:text-properties style:font-name-asian="Times New Roman" style:font-name-complex="Calibri" fo:font-weight="bold" style:font-weight-asian="bold"/>
    </style:style>
    <style:style style:name="P324" style:parent-style-name="Normální" style:family="paragraph">
      <style:paragraph-properties fo:margin-bottom="0.1388in" fo:line-height="115%"/>
      <style:text-properties style:font-name-asian="Times New Roman" style:font-name-complex="Times New Roman"/>
    </style:style>
  </office:automatic-styles>
  <office:body>
    <office:text text:use-soft-page-breaks="true">
      <text:h text:style-name="P1" text:outline-level="1">5. Existenciální témata v renesanční a barokní poezii (Med a hořec; Co Bůh není, mrzí mne)</text:h>
      <text:h text:style-name="Nadpis2" text:outline-level="2">Historicko-společenský kontext:</text:h>
      <text:list text:style-name="LFO3" text:continue-numbering="true">
        <text:list-item>
          <text:p text:style-name="P2">Latinská básnická tvorba XVI. století vystupuje v rámci našeho literárního vývoje jako úplně samostatná a osamocená složka; negativně reaguje na<text:s/><text:span text:style-name="T3">současné poměry politické</text:span>, vyústivší v stále palčivějších<text:s/><text:span text:style-name="T4">rozporech náboženských</text:span>.</text:p>
        </text:list-item>
        <text:list-item>
          <text:p text:style-name="P5"><text:span text:style-name="T6">Bohuslav Hasištejnský z Lobkovic</text:span><text:s/>– vědomě se snažil, aby byl českou obdobou Francesca Petrarrcy; jeho hrad Hasištejn, který měl obrovskou knihovnu vzácných tisků sesbíraných po celé Evropě, byl typickým sídlem humanistické učenosti.</text:p>
        </text:list-item>
        <text:list-item>
          <text:p text:style-name="P7"><text:span text:style-name="T8">Viktorin Kornel z Všehrd</text:span><text:s/>– začíná s překlady latinských spisů, aby zpřístupnil vzdělanost širším, latiny neznalým vrstvám</text:p>
        </text:list-item>
        <text:list-item>
          <text:p text:style-name="P9">Příchod luterských idejí do našich zemí aktualizuje staré, dávno ještě nevyřešené problémy náboženské.<text:s/></text:p>
        </text:list-item>
        <text:list-item>
          <text:p text:style-name="P10">Opět nastala<text:s/><text:span text:style-name="T11">doba náboženských sporů</text:span><text:s/>a zároveň s ní také doba náboženského spisování – rozsáhle vášnivé traktáty, důrazné spisy, horlivě obhajující jednotlivé názory a strany, vystřídají, ba úplně dávají zapomenout na slibně rozkvetlý literární humanismus latinský i český.</text:p>
        </text:list-item>
        <text:list-item>
          <text:p text:style-name="P12"><text:span text:style-name="T13">Jan starší z Hodějova</text:span><text:s/>– mecenáš, pokračovatel a částečně obnovitel latinského směru humanistické kultury v Čechách; navazuje a vědomě napodobuje působení Hasištejnského s tím rozdílem, že sám činně nezasahuje svými výtvory do básnické tvorby.</text:p>
        </text:list-item>
        <text:list-item>
          <text:p text:style-name="P14">K rozkvětu latinské poezie přispěly celkové poměry a okolnosti doby Rudolfa II. – císař, sám mecenáš, se obklopoval dvorem, který byl útočištěm nejen všemožným dobrodruhům, alchymistům, ale i poctivým výtvarníkům a literátům.</text:p>
        </text:list-item>
      </text:list>
      <text:p text:style-name="Odstavecseseznamem"/>
      <text:p text:style-name="Normální"><text:span text:style-name="Nadpis2Char">Med a hořec</text:span><text:s/></text:p>
      <text:list text:style-name="LFO5" text:continue-numbering="true">
        <text:list-item>
          <text:p text:style-name="P15">Lze zde spatřovat dvojpólnost poezie 16. století, na jedné straně s <text:span text:style-name="T16">bujnou renesanční životní radostí</text:span><text:s/>a na druhé straně s onou téměř<text:s/><text:span text:style-name="T17">barokní úzkostí ze života a smrti</text:span>; výbor z latinských básní literátů seznamuje současné čtenáře s <text:span text:style-name="T18">tvorbou latinského humanismu v Čechách</text:span>; život a smrt jsou pro básníka 16. století stejně vážným a závažným tématem jako nekonečná záhada Kristova.</text:p>
        </text:list-item>
        <text:list-item>
          <text:p text:style-name="P19"><text:span text:style-name="T20">Výběr básní mnoha autorů;</text:span><text:s/>z básníků zastoupených v tomto výboru upoutává zejména pozornost Jana Alžběta Westonová – básnířka.</text:p>
        </text:list-item>
        <text:list-item>
          <text:p text:style-name="P21">Dále například: Tomáš Mitis, Christianus Pisichovský, Bastenus Johannes, Prokop Lupáč, Šimon Enius, atd.</text:p>
        </text:list-item>
        <text:list-item>
          <text:p text:style-name="P22">Původní rozměr hexametrů nebo elegického disticha byl zde úmyslně nahrazen<text:s/><text:span text:style-name="T23">formou volného přebásnění</text:span>, odpovídajícího modernímu cítění, ale bez újmy na básnice myšlence i obrazivosti.</text:p>
        </text:list-item>
        <text:list-item>
          <text:p text:style-name="P24">Poezie 16. století se nám tu jeví<text:s/><text:span text:style-name="T25">básnicky vyspělá</text:span>, neuzavírající se životu a plná pozornosti k událostem života.</text:p>
        </text:list-item>
        <text:list-item>
          <text:p text:style-name="P26">Cca. 1540-1600 – tedy převážně<text:s/><text:span text:style-name="T27">druhá polovina šestnáctého století</text:span>.</text:p>
        </text:list-item>
      </text:list>
      <text:p text:style-name="P28"/>
      <text:p text:style-name="P29"/>
      <text:p text:style-name="P30"/>
      <text:soft-page-break/>
      <text:h text:style-name="P31" text:outline-level="2">Společensko-historický kontext:</text:h>
      <text:list text:style-name="LFO7" text:continue-numbering="true">
        <text:list-item>
          <text:p text:style-name="P32">17. století – druhá třetina 18. století<text:s/></text:p>
        </text:list-item>
        <text:list-item>
          <text:p text:style-name="P33"><text:span text:style-name="T34">období baroka</text:span><text:span text:style-name="T35">, později<text:s/></text:span><text:span text:style-name="T36">klasicismus, osvícenství</text:span></text:p>
        </text:list-item>
        <text:list-item>
          <text:p text:style-name="P37"><text:span text:style-name="T38">počítá se sem literatura<text:s/></text:span><text:span text:style-name="T39">psaní po bitvě na Bílé hoře (</text:span><text:span text:style-name="T40">1620)</text:span></text:p>
        </text:list-item>
        <text:list-item>
          <text:p text:style-name="P41">člověk jako nicotný tvor x dokonalý a všemohoucí Bůh</text:p>
        </text:list-item>
        <text:list-item>
          <text:p text:style-name="P42"><text:span text:style-name="T43">většinou<text:s/></text:span><text:span text:style-name="T44">náboženský ráz</text:span></text:p>
        </text:list-item>
        <text:list-item>
          <text:p text:style-name="P45">důraz na city</text:p>
        </text:list-item>
        <text:list-item>
          <text:p text:style-name="P46">bohaté výrazy, kontrast, pohyb, napětí, patos</text:p>
        </text:list-item>
        <text:list-item>
          <text:p text:style-name="P47"><text:span text:style-name="T48">zvukově<text:s/></text:span><text:span text:style-name="T49">harmonické texty</text:span><text:span text:style-name="T50"><text:s/>(často určeny ke zpěvu)</text:span></text:p>
        </text:list-item>
        <text:list-item>
          <text:p text:style-name="P51">vyznačuje se aktualizací typických středověkých žánrů jako legenda, duchovní píseň, epos, traktát nebo reflexivní lyrika, využívá obraznosti a alegorie symbolů</text:p>
        </text:list-item>
        <text:list-item>
          <text:p text:style-name="P52"><text:span text:style-name="T53">domácí literatura</text:span><text:span text:style-name="T54">: byla zakázána Kralická bible, k domácí literatuře se hlásili např. Bohuslav Balbín, Bedřich Briedel, říkali si oficiální autoři</text:span></text:p>
        </text:list-item>
        <text:list-item>
          <text:p text:style-name="P55">snažili se navázat na literaturu z doby předhusitské, zpravidla poezie</text:p>
        </text:list-item>
        <text:list-item>
          <text:p text:style-name="P56"><text:span text:style-name="T57">emigrantská literatura</text:span><text:span text:style-name="T58">: nejznámější autor v období baroka: Jan Ámos Komenský (narozen 1592), prezentoval humanismus</text:span></text:p>
        </text:list-item>
        <text:list-item>
          <text:p text:style-name="P59">vznikala dále tzv. lidová a pololidová literatura</text:p>
        </text:list-item>
        <text:list-item>
          <text:p text:style-name="P60"><text:span text:style-name="T61">Bedřich Bridel</text:span><text:span text:style-name="T62"><text:s/></text:span><text:span text:style-name="T63">(</text:span><text:span text:style-name="T64">napsal<text:s/></text:span><text:span text:style-name="T65">Co bůh člověk<text:s/></text:span><text:span text:style-name="T66">– básnická skladba postavená na kontrastu věcného a dokonalého Boha s po</text:span><text:span text:style-name="T67">míjivostí a hříšností člověka)<text:s/></text:span><text:span text:style-name="T68">byl představitelem duchovní poezie zaměřené k tajemství boží existence i k pomíjivosti lidského život</text:span><text:span text:style-name="T69">a, byl nadaný jezuitský básník.</text:span></text:p>
        </text:list-item>
        <text:list-item>
          <text:p text:style-name="P70"><text:span text:style-name="T71">Tvorbu náboženského lyrika a hudebního skladatele<text:s/></text:span><text:span text:style-name="T72">Adama Michny z Otradovic</text:span><text:span text:style-name="T73">, jindřichohradeckého varhaníka, zasáhly již vlivy španělského a italského rokoka. Ve sbírkách duchovních písní oslavuje nejčastěji Pannu Marii.</text:span></text:p>
        </text:list-item>
        <text:list-item>
          <text:p text:style-name="P74"><text:span text:style-name="T75">České literární baroko se mimochodem projevovalo nejen v<text:s/></text:span><text:span text:style-name="T76">duchovní, ale i světské lyrice</text:span><text:span text:style-name="T77">. Po bělohorské době, ale začal působit jazykový úpadek. V písemnictví se pak objevovaly prosté náměty vyjádřené jednoduchými stylistickými prostředky.</text:span></text:p>
        </text:list-item>
      </text:list>
      <text:h text:style-name="P78" text:outline-level="2">Co bůh není, mrzí mne</text:h>
      <text:list text:style-name="LFO8" text:continue-numbering="true">
        <text:list-item>
          <text:p text:style-name="P79"><text:span text:style-name="T80">Jedná se o</text:span><text:span text:style-name="T81"><text:s/>antologii</text:span><text:span text:style-name="T82">. A tedy soubor a výběr z několika literárních děl, popřípadě úryvků zaměřující se na určité téma.</text:span></text:p>
        </text:list-item>
        <text:list-item>
          <text:p text:style-name="P83"><text:span text:style-name="T84">V tomto případě převážně duchovní písně a verše vydané v </text:span><text:span text:style-name="T85">průběhu 17. století a v úvodu 18. století.</text:span></text:p>
        </text:list-item>
        <text:list-item>
          <text:p text:style-name="P86"><text:span text:style-name="T87">Soubor rovněž podává díla<text:s/></text:span><text:span text:style-name="T88">více autorů</text:span><text:span text:style-name="T89">. Mnohdy se jedná o překlady.</text:span></text:p>
        </text:list-item>
        <text:list-item>
          <text:p text:style-name="P90"><text:span text:style-name="T91">Jde o výběr<text:s/></text:span><text:span text:style-name="T92">devatenácti písní od devíti autorů a jednoho anonyma</text:span><text:span text:style-name="T93">: Matěj Václav Šteyer, Jan Josef Božan, Jan Amos Komenský, Felix Kadlinský, Julius Šlik z Pasaunu, Jan Karel Černín z Chudenic, Václav Jan Rosa, Václav František Kocmánek, Anonym z rukopisného sborníku Jiřího Košetického. Nalezneme i Sborníček Anny Vitanovské. Ten je také nejstarší z roku 1631. „Nejmladší“ je Slavíček Rájský od Jana Josefa Božana z roku 1719.</text:span></text:p>
        </text:list-item>
        <text:list-item>
          <text:p text:style-name="P94"><text:span text:style-name="T95">Soubor<text:s/></text:span><text:span text:style-name="T96">Co bůh není, mrzí mne</text:span><text:span text:style-name="T97">, přináší</text:span><text:span text:style-name="T98">:</text:span></text:p>
          <text:list text:continue-numbering="true">
            <text:list-item>
              <text:p text:style-name="P99">Duchovní lyriku: autoři Šteyer, Božan, Kadlinský, Komenský.</text:p>
            </text:list-item>
            <text:list-item>
              <text:p text:style-name="P100">Milostnou<text:s/>lyriku:<text:s/>(sborníček Any Vitanovské).</text:p>
            </text:list-item>
            <text:list-item>
              <text:p text:style-name="P101">Pastýřskou (anonymní, Rosa)</text:p>
            </text:list-item>
            <text:list-item>
              <text:p text:style-name="P102">Kavalírsky společenskou (Šlik, Černín)<text:s/></text:p>
            </text:list-item>
            <text:list-item>
              <text:p text:style-name="P103">Satiricky litanickou (Kocmánek, Košetický).</text:p>
            </text:list-item>
          </text:list>
        </text:list-item>
        <text:list-item>
          <text:p text:style-name="P104"><text:span text:style-name="T105">V době barokní tvoří převážnou část české poezie<text:s/></text:span><text:span text:style-name="T106">kancionály</text:span><text:span text:style-name="T107">, tj. soubory duchovních písní určené především pro zpěv v</text:span><text:span text:style-name="T108"> </text:span><text:span text:style-name="T109">kostele</text:span><text:span text:style-name="T110"><text:s/>(jejich rozmach nastal v 16.st. po vynálezu knihtisku)</text:span><text:span text:style-name="T111">. Převážnou část barokní prózy pak tvoří tzv. postily. To jsou soubory kázání.</text:span></text:p>
        </text:list-item>
        <text:list-item>
          <text:p text:style-name="P112">Kancionály nalézáme i v souboru. Stejně tak dvě tradiční tendence, které se vyskytovaly v básnické češtině 17. století.</text:p>
        </text:list-item>
        <text:list-item>
          <text:p text:style-name="P113">První je spjatá s humanistickou tradicí, která uvádí do básnického slovníku množství synonym, antitezí (je tvrzení nebo pojem, který je v přímém rozporu nebo přesným protikladem s jiným tvrzením nebo pojmem) a složitých metafor</text:p>
        </text:list-item>
        <text:list-item>
          <text:p text:style-name="P114">Druhá, mimochodem spjatá s mluveným jazykem, obohacuje básnický slovník lidovými obraty, zdůrazňuje zvukovou stránku verše, tíhne k citovosti, zdrobnělinám, k prosté přírodní metaforice.</text:p>
        </text:list-item>
        <text:list-item>
          <text:p text:style-name="P115">Neobjevují se hlavní představitelé barokní poezie Adam Michna a Bedřich Bridel.</text:p>
        </text:list-item>
        <text:list-item>
          <text:p text:style-name="P116"><text:span text:style-name="T117">Tvorba ostatních autorů<text:s/></text:span><text:span text:style-name="T118">nedosahovala takových kvalit jako těchto dvou uvedených</text:span><text:span text:style-name="T119">, nicméně i tak se jednalo o výrazné osobnosti.<text:s/></text:span></text:p>
        </text:list-item>
        <text:list-item>
          <text:p text:style-name="P120"><text:span text:style-name="T121">Dostal zde prostor</text:span><text:span text:style-name="T122"><text:s/>i</text:span><text:span text:style-name="T123"><text:s/>Jan Amos Komenský. Ale v tomto případě jeho báseň<text:s/></text:span><text:span text:style-name="T124">„Život náš na světě jen pout“ převzatá</text:span><text:span text:style-name="T125"><text:s/>z amsterodamského kancionálu patří v díle pouze k okrajovým záležitostem.<text:s/></text:span></text:p>
        </text:list-item>
        <text:list-item>
          <text:p text:style-name="P126"><text:span text:style-name="T127">Milostnou lyriku s typickými příznaky barokního směšování pastýřské idyly a antické mytologie tvořil pražský právník<text:s/></text:span><text:span text:style-name="T128">Václav Jan Rosa</text:span><text:span text:style-name="T129">, známý také svými pokusy mluvnickými.<text:s/></text:span></text:p>
        </text:list-item>
      </text:list>
      <text:h text:style-name="Nadpis3" text:outline-level="3"><text:span text:style-name="T130">Matěj Václav Šteyer –<text:s/></text:span><text:span text:style-name="T131">Kancionál český</text:span><text:span text:style-name="T132"><text:s/></text:span></text:h>
      <text:list text:style-name="LFO12" text:continue-numbering="true">
        <text:list-item>
          <text:p text:style-name="P133">Významný prostor v souboru dostal<text:s/><text:span text:style-name="T134">Matěj Václav Šteyer<text:s/></text:span>(1630-1692). Byl to jezuitský kazatel a misionář, autor pravopisné příručky a postily, pořadatel kancionálu, překladatel, vydavatel bible a nábožensko-vzdělavatelských prací, zakladatel<text:s/><text:span text:style-name="T135">vydavatelské nadace Dědictví sv. Václava.</text:span></text:p>
        </text:list-item>
      </text:list>
      <text:list text:style-name="LFO9" text:continue-numbering="true">
        <text:list-item>
          <text:p text:style-name="P136"><text:span text:style-name="T137">V Co bůh není, mrzí mne, uvedl Kancionál český vydaný v roce 1719. Obsahoval tři písně:<text:s/></text:span><text:span text:style-name="T138">Zdrávas oděna sluncem…, Ó podvodná světa kráso… a Ukrutná smrt, přehrozná smrt</text:span><text:span text:style-name="T139">. <text:s/>Jeho prostor byl v souboru prakticky nejrozsáhlejší a nejvýznamnější.<text:s/></text:span></text:p>
        </text:list-item>
        <text:list-item>
          <text:p text:style-name="P140">Šteyer žil asketickým životem.<text:s/></text:p>
        </text:list-item>
        <text:list-item>
          <text:p text:style-name="P141">Šteyer<text:s/>byl tedy na sebe velmi přísný.<text:s/></text:p>
        </text:list-item>
        <text:list-item>
          <text:p text:style-name="P142">Zvláštní pozornost věnoval mládeži a službě nemocným.</text:p>
        </text:list-item>
        <text:list-item>
          <text:p text:style-name="P143"><text:span text:style-name="T144">Při misionářské práci neničil staré bratrské a utrakvistické knihy, ale vyměňoval je za katolické. Byl si<text:s/></text:span><text:span text:style-name="T145">vědom nedostatku českých knih pro lidové čtenáře</text:span><text:span text:style-name="T146">. V roce 1669 založil Dědictví svatováclavské (nepřetržitě působilo do roku 1790) a složil v jeho prospěch základní vklad.<text:s/></text:span></text:p>
        </text:list-item>
        <text:list-item>
          <text:p text:style-name="P147"><text:span text:style-name="T148">Šteyer rovněž vydal<text:s/></text:span><text:span text:style-name="T149">starší českou gramatiku Jana Drachovského</text:span><text:span text:style-name="T150"><text:s/>a sám sestavil přehlednou pravopisnou příručku ve formě otázek žáka a odpovědí učitele „</text:span><text:span text:style-name="T151">Výborně dobrý způsob jak se má dobře po česku psáti a tisknouti</text:span><text:span text:style-name="T152">“</text:span><text:span text:style-name="T153">.</text:span></text:p>
        </text:list-item>
        <text:list-item>
          <text:p text:style-name="P154"><text:span text:style-name="T155">Nepokrytě v ní<text:s/></text:span><text:span text:style-name="T156">navazoval na reformační jazykovou praxi<text:s/></text:span><text:span text:style-name="T157">odkazem na zásady překladatelů Kralické bible i celkovou strukturací výkladu. V barokním období jinak vznikala řada gramatik, praktických poučení o jazyce a slovníky, které reagovaly na zvýšenou regresi, a tedy úpadek, češtiny.</text:span></text:p>
        </text:list-item>
        <text:list-item>
          <text:p text:style-name="P158"><text:span text:style-name="T159">Nejrozsáhlejším Šteyerovým pořadatelským dílem byl<text:s/></text:span><text:span text:style-name="T160">„Kancionál český“</text:span><text:span text:style-name="T161">. Reagoval na úpadek duchovního zpěvu v Čechách. Byl vybaven předlohou pojednávající o duchovním zpěvu. Byl<text:s/></text:span><text:soft-page-break/><text:span text:style-name="T162">rozdělen do tří dílů kombinujících obvyklé hledisko tematické spřízněnosti písní a běhu liturgického roku. <text:s/></text:span></text:p>
        </text:list-item>
        <text:list-item>
          <text:p text:style-name="P163">Autor do kancionálu zařadil překlady latinských hymnů a liturgického oficia, staré české skladby z doby románské a gotické, skladby katolických autorů (Bridel, Hlohovský, Rozenplut ze Švarcenbachu, Scipio-Berlička, Michna z Otradovic), ale i upravené písně a parafráze bratrských (Blahoslav, Lukáš Pražský, Michalec, žalmy přebásněné J. Strejcem), utrakvistických (K. Bosák, V. Miřínský) a luteránských autorů, mnohdy i s původními nápěvy.</text:p>
        </text:list-item>
        <text:list-item>
          <text:p text:style-name="P164">Šteyer sám možná skládal kancionálové písně, ale o autorství můžeme spekulovat.<text:s/></text:p>
        </text:list-item>
        <text:list-item>
          <text:p text:style-name="P165"><text:span text:style-name="T166">Dílo mělo velký význam na další<text:s/></text:span><text:span text:style-name="T167">rozvoj českého duchovního zpěvu</text:span><text:span text:style-name="T168">. Důkazem je pět opravovaných vydání do konce 18. století, rozšířených na více než tisíc písní (některé se provozují při církevních obřadech dodnes).<text:s/></text:span></text:p>
        </text:list-item>
        <text:list-item>
          <text:p text:style-name="P169"><text:span text:style-name="T170">Šteyerův kancionál český<text:s/></text:span><text:span text:style-name="T171">ovlivnil všechny barokní kancionály po něm</text:span><text:span text:style-name="T172">. <text:s/>A to především</text:span><text:span text:style-name="T173"><text:s/>Slavíček rájský</text:span><text:span text:style-name="T174"><text:s/>(vydaný 1719, Jan Josef Božan).</text:span></text:p>
        </text:list-item>
      </text:list>
      <text:h text:style-name="Nadpis3" text:outline-level="3"><text:span text:style-name="T175">Jan Josef Božan –<text:s/></text:span><text:span text:style-name="T176">Slavíček rájský<text:s/></text:span></text:h>
      <text:list text:style-name="LFO11" text:continue-numbering="true">
        <text:list-item>
          <text:p text:style-name="P177">Autor kancionálu<text:s/><text:span text:style-name="T178">„Slavíček Rájský“<text:s/></text:span>vydaný 1719.</text:p>
        </text:list-item>
      </text:list>
      <text:list text:style-name="LFO10" text:continue-numbering="true">
        <text:list-item>
          <text:p text:style-name="P179"><text:span text:style-name="T180">Obsahuje pět písní:<text:s/></text:span><text:span text:style-name="T181">Černěť, já se přistrojím…, Předobrý pane Kriste Ježíši…, Mějte se dobře, lucerny…, Píseň o mukách pekelných, Píseň o slávě nebeský.</text:span></text:p>
        </text:list-item>
        <text:list-item>
          <text:p text:style-name="P182"><text:span text:style-name="T183">Povedla se mu dotáhnout myšlenka k<text:s/></text:span><text:span text:style-name="T184">realizaci velkého kancionálu určeného lidovým vrstvám</text:span><text:span text:style-name="T185">.</text:span></text:p>
        </text:list-item>
        <text:list-item>
          <text:p text:style-name="P186"><text:span text:style-name="T187">Dílo mělo přispět  </text:span><text:span text:style-name="T188">k zvýšení úrovně kostelního zpěvu</text:span><text:span text:style-name="T189">. Vydání se zdrželo dlouhým schvalovacím procesem církevních úřadů, a tak se Božan vyjití kancionálu nedočkal</text:span><text:span text:style-name="T190"><text:s/>(</text:span><text:span text:style-name="T191">vyšlo tři roky po Božanově smrti</text:span><text:span text:style-name="T192">)</text:span><text:span text:style-name="T193">.</text:span></text:p>
        </text:list-item>
        <text:list-item>
          <text:p text:style-name="P194"><text:span text:style-name="T195">Vnější úpravou je<text:s/></text:span><text:span text:style-name="T196">Slavíček rajský</text:span><text:span text:style-name="T197"><text:s/></text:span><text:span text:style-name="T198">nejreprezentativnější kancionál barokní doby</text:span><text:span text:style-name="T199"><text:s/>s největší estetickou hodnotou, co do rozsahu se s ním můž</text:span><text:span text:style-name="T200">e měřit jen kancionál Šteyerův.</text:span></text:p>
        </text:list-item>
        <text:list-item>
          <text:p text:style-name="P201"><text:span text:style-name="T202">Skladby jsou různého stáří. Z díla nejznámějších autorů barokní doby sem Božan pojal například<text:s/></text:span><text:span text:style-name="T203">některé písně Michnovy a skladby zapsané Bridelem</text:span><text:span text:style-name="T204">. Kancionál umožňuje poznat písňovou produkci, která byla v oběhu mezi širokým publikem v Božanově době. <text:s/></text:span></text:p>
        </text:list-item>
      </text:list>
      <text:p text:style-name="P205"/>
      <text:p text:style-name="P206"><text:span text:style-name="Nadpis3Char">Felix Kadlinský (1613-1675) –<text:s/></text:span><text:span text:style-name="T207">Zd</text:span><text:span text:style-name="T208">oroslavíček v kratochvilném hájí</text:span><text:span text:style-name="T209">čku postave</text:span><text:span text:style-name="T210">ný<text:s/></text:span></text:p>
      <text:list text:style-name="LFO13" text:continue-numbering="true">
        <text:list-item>
          <text:p text:style-name="P211">Byl jezuitským profesorem humanitních věd,<text:s/>básník, prozaik a překladatel.</text:p>
        </text:list-item>
        <text:list-item>
          <text:p text:style-name="P212"><text:span text:style-name="T213">Jeho dílo má největší<text:s/></text:span><text:span text:style-name="T214">význam pro českou poezii</text:span><text:span text:style-name="T215">, na parafrázi písňového souboru německé</text:span><text:span text:style-name="T216">ho jezuity Friedricha von Spee.</text:span></text:p>
        </text:list-item>
        <text:list-item>
          <text:p text:style-name="P217"><text:span text:style-name="T218">Soubor vyšel pod názvem<text:s/></text:span><text:span text:style-name="T219">„Zdoroslavíček“</text:span><text:span text:style-name="T220"><text:s/>(1665 a 1726), sbírka<text:s/></text:span><text:span text:style-name="T221">duchovní lyriky</text:span><text:span text:style-name="T222"><text:s/>spojuje motivy<text:s/></text:span><text:span text:style-name="T223">mysticko-erotické lásky</text:span><text:span text:style-name="T224"><text:s/>a<text:s/></text:span><text:span text:style-name="T225">dobové bukolické poezie</text:span><text:span text:style-name="T226"><text:s/>(jeden z druhů tradiční </text:span><text:a xlink:href="https://leporelo.info/antika" office:target-frame-name="_top" xlink:show="replace"><text:span text:style-name="T227">antické </text:span></text:a><text:span text:style-name="T228">poezie s náměty z idylického pastýřského a venkovského života; nový rozkvět bukolické poezie v renesanci a baroku byl spojen se snahou o napodob</text:span><text:span text:style-name="T229">ení antického životního stylu).</text:span></text:p>
        </text:list-item>
        <text:list-item>
          <text:p text:style-name="P230"><text:span text:style-name="T231">Mezi 52 básněmi<text:s/></text:span><text:span text:style-name="T232">Zdoroslavíčka<text:s/></text:span><text:span text:style-name="T233">převládají skladby<text:s/></text:span><text:span text:style-name="T234">s lyrickým subjektem nevěsty Ježíšovy</text:span><text:span text:style-name="T235"><text:s/>– lidské duše. Ta vyjadřuje svému milenci milostné city způsobem, který lze označit</text:span><text:span text:style-name="T236"><text:s/>jako barokní duchovní erotiku.</text:span></text:p>
        </text:list-item>
        <text:list-item>
          <text:p text:style-name="P237"><text:span text:style-name="T238">Na rozdíl od lyriky středověké a převážně renesanční, kde aktivním<text:s/></text:span><text:span text:style-name="T239">vyjadřovatelem citu byl mužský subjekt</text:span><text:span text:style-name="T240">, vychází ze Z</text:span><text:span text:style-name="T241">doroslavíčkov</text:span><text:span text:style-name="T242">i milostný cit ze ženské podstaty: svého milého obdiv</text:span><text:span text:style-name="T243">uje a vychvaluje, touží po něm.</text:span></text:p>
        </text:list-item>
        <text:list-item>
          <text:p text:style-name="P244"><text:span text:style-name="T245">Kadlinský vědomě<text:s/></text:span><text:span text:style-name="T246">přizpůsobil německou předlohu českému prostředí</text:span><text:span text:style-name="T247">: např. tam kde Spee volí zcela obecné pojmenování pro rostliny chválící Boha svou krásou („kvítí“ – jmenovitě růže a lilie) měl Kadlinský nepochybně před očima zahrádky zdobící české chalupy a do</text:span><text:span text:style-name="T248"><text:s/></text:span><text:span text:style-name="T249">daleka vonící svými levandulemi, fialkami, rozmarýnem, karafiáty, orlíčkem, narcisy a tulipány atd. Nadto autor znal dobře poetiku české lidové písně. (Uvedeno ve „Chvála veselého letního času“)</text:span></text:p>
        </text:list-item>
      </text:list>
      <text:p text:style-name="P250">Ó Bože, musím to vyznat,<text:line-break/>té chvály hodného znat.<text:line-break/><text:line-break/>Vonný rozmarýn, fialy<text:line-break/>a jiné mnohé kvítí,<text:line-break/>že jsou se jara dočkaly,<text:line-break/>nechtí dýl v zemi býti:<text:line-break/>levandule, narcisové,<text:s/><text:line-break/>líbý karafilátek,<text:line-break/>vydávají<text:s/>vůně nové,<text:line-break/>i žlutý kolovrátek<text:line-break/>..</text:p>
      <text:list text:style-name="LFO13" text:continue-numbering="true">
        <text:list-item>
          <text:p text:style-name="P251">Kadlinský vytváří originální básnické obrazy, hledá metafory i pro skladby, které nejsou přírodního ladění, nezřídka přírodní jevy personifikuje. Je kreativnější na rozdíl od německé předlohy.</text:p>
        </text:list-item>
        <text:list-item>
          <text:p text:style-name="P252"><text:span text:style-name="T253">Vytváří básnické obrazy. Ve skladbě jde o ukřižování Krista. Vytváří přirovnání (vzorec) Kristus – srnec.<text:s/></text:span><text:span text:style-name="T254"><text:line-break/></text:span><text:span text:style-name="T255">Ó srnečku, na dubečku</text:span><text:span text:style-name="T256"><text:line-break/>od rány zavěšený,</text:span><text:span text:style-name="T257"><text:line-break/>krev vylíváš a umdlíváš</text:span><text:span text:style-name="T258"><text:line-break/>ode všech opuštěný!</text:span></text:p>
        </text:list-item>
      </text:list>
      <text:p text:style-name="P259"><text:span text:style-name="T260">Již krev ušla, duše vyšla</text:span><text:span text:style-name="T261"><text:line-break/>ven s krví vytlačená,</text:span><text:span text:style-name="T262"><text:line-break/>již tvou krvi tráva, dříví,</text:span><text:span text:style-name="T263"><text:line-break/>i zem jest dost smáčená!</text:span><text:span text:style-name="T264"><text:s/></text:span></text:p>
      <text:list text:style-name="LFO13" text:continue-numbering="true">
        <text:list-item>
          <text:p text:style-name="P265"><text:span text:style-name="T266">Německá předloha je oproti tomu stereotypní a nevynalézavá</text:span><text:span text:style-name="T267">.<text:s/></text:span></text:p>
        </text:list-item>
        <text:list-item>
          <text:p text:style-name="P268"><text:span text:style-name="T269">Význam<text:s/></text:span><text:span text:style-name="T270">Zdoroslavíčka</text:span><text:span text:style-name="T271"><text:s/>byl<text:s/></text:span><text:span text:style-name="T272">oceněn již v 17. a 18. století</text:span><text:span text:style-name="T273">, což je patrno z jeho dvojího vydání, ale i z toho, že Kadlinský našel<text:s/></text:span><text:span text:style-name="T274">napodobitele v Janu Ignáci Dlouhoveském</text:span><text:span text:style-name="T275">, který ale nedosáhl tak velkého slovesného umění Kadlinského.</text:span></text:p>
        </text:list-item>
        <text:list-item>
          <text:p text:style-name="P276"><text:span text:style-name="Nadpis3Char">Jan Amos Komenský – Kancionál amsterodamský</text:span><text:span text:style-name="T277"><text:s/></text:span><text:span text:style-name="T278"><text:line-break/>Kancionál amsterodamský.</text:span></text:p>
        </text:list-item>
        <text:list-item>
          <text:p text:style-name="P279">Vydaný 1659. Obsahuje 150 žalmů v přebásnění bratrského kněze Jiříka Strejce, 30 písní převzatých ze starší bratrské tvorby a 146 nových písní, z nich 135<text:s/>buď přebásnil nebo sám složil.</text:p>
        </text:list-item>
        <text:list-item>
          <text:p text:style-name="P280"><text:span text:style-name="T281">Vlastními písněmi Komenského do kancionálu<text:s/></text:span><text:span text:style-name="T282">proniká básnické baroko</text:span><text:span text:style-name="T283">.</text:span></text:p>
        </text:list-item>
        <text:list-item>
          <text:p text:style-name="P284">V Co bůh není, mrzí mne, uvedena jedna píseň: Život náš na světě jen pout</text:p>
        </text:list-item>
      </text:list>
      <text:p text:style-name="P285"><text:span text:style-name="Nadpis3Char">Sborníček Anny Vitanovské</text:span></text:p>
      <text:list text:style-name="LFO15" text:continue-numbering="true">
        <text:list-item>
          <text:p text:style-name="P286">(1631) – (Jiná, veselá, Jiná písnička, Jiná pěkná)</text:p>
        </text:list-item>
      </text:list>
      <text:list text:style-name="LFO14" text:continue-numbering="true">
        <text:list-item>
          <text:p text:style-name="P287"><text:span text:style-name="T288">Sbírka době<text:s/></text:span><text:span text:style-name="T289">oblíbené alamodové poezie</text:span><text:span text:style-name="T290"><text:s/>(= a la mode, podle módy) neznámého autora, věnovaná<text:s/></text:span><text:span text:style-name="T291">urozené panně Anně Vitanovské</text:span><text:span text:style-name="T292"><text:s/>z Vlčkovic a na Niho</text:span><text:span text:style-name="T293">šovicích.</text:span></text:p>
        </text:list-item>
        <text:list-item>
          <text:p text:style-name="P294"><text:span text:style-name="T295">Charakteristickým rysem té</text:span><text:span text:style-name="T296">to lyriky<text:s/></text:span><text:span text:style-name="T297">je sentimentální vztah</text:span><text:span text:style-name="T298"><text:s/>k lásce</text:span><text:span text:style-name="T299"><text:s/>a z hlediska lexikálního</text:span><text:span text:style-name="T300">,</text:span><text:span text:style-name="T301"><text:s/>hojné užití<text:s/></text:span><text:span text:style-name="T302">módních slov z románských jazyků</text:span><text:span text:style-name="T303">.</text:span></text:p>
        </text:list-item>
        <text:list-item>
          <text:p text:style-name="P304">Písně se zpravidla vkládaly do úst ctitele stylizovaného do postavy smutného kavalíra, jenž nešťastně vzdychá po milované dívce.</text:p>
        </text:list-item>
      </text:list>
      <text:p text:style-name="P305"/>
      <text:p text:style-name="P306"><text:span text:style-name="Nadpis3Char">Václav Jan Rosa</text:span><text:span text:style-name="T307"><text:s/></text:span><text:span text:style-name="Nadpis3Char">–<text:s/></text:span><text:span text:style-name="Nadpis3Char">Discursus Lypirona</text:span></text:p>
      <text:list text:style-name="LFO16" text:continue-numbering="true">
        <text:list-item>
          <text:p text:style-name="P308">Začíná se oratio<text:s/>Lypirona k Amoru aneb Kupidovi</text:p>
        </text:list-item>
        <text:list-item>
          <text:p text:style-name="P309">Právník, filolog</text:p>
        </text:list-item>
        <text:list-item>
          <text:p text:style-name="P310"><text:span text:style-name="T311">Básnická skladba vytvořená ve<text:s/></text:span><text:span text:style-name="T312">stylu amalodové lyriky</text:span><text:span text:style-name="T313">, která souvisela s dobovou módou pronikající z románských zemí, jež se vyznačovala hojným užíváním cizích slov a galantních frází.</text:span></text:p>
        </text:list-item>
        <text:list-item>
          <text:p text:style-name="P314">Smutný kavalír Lypiron se hodlá z nešťastné lásky zabít, a ani samotný Kupido mu nechce pomoci.</text:p>
        </text:list-item>
      </text:list>
      <text:p text:style-name="P315"/>
      <text:p text:style-name="P316">Václav František Kocmánek - Lamentatio rusticana (Díl první. Na modlitbu Páně)</text:p>
      <text:p text:style-name="P317"/>
      <text:p text:style-name="P318">Anonym – Z rukopisného sborníku Evermoda Jiřího Košetického (Žalm lkající města Prahy)</text:p>
      <text:p text:style-name="P319"/>
      <text:p text:style-name="P320">Julius Šlik z Pasaunu – Nápis</text:p>
      <text:p text:style-name="P321"/>
      <text:p text:style-name="P322">Jan Karel Černín z Chudenic - Nápis</text:p>
      <text:p text:style-name="P323"/>
      <text:p text:style-name="P324"/>
      <text:p text:style-name="Odstavecseseznamem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 style:parent-style-name="Standardnípísmoodstavce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Times New Roman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isova, Jana</meta:initial-creator>
    <dc:creator>Jisova, Jana</dc:creator>
    <meta:creation-date>2016-12-20T22:30:00Z</meta:creation-date>
    <dc:date>2016-12-20T23:05:00Z</dc:date>
    <meta:template xlink:href="Normal" xlink:type="simple"/>
    <meta:editing-cycles>1</meta:editing-cycles>
    <meta:editing-duration>PT1860S</meta:editing-duration>
    <meta:document-statistic meta:page-count="6" meta:paragraph-count="28" meta:word-count="2051" meta:character-count="14125" meta:row-count="100" meta:non-whitespace-character-count="12102"/>
  </office:meta>
</office:document-meta>
</file>